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000c" officeooo:paragraph-rsid="0009000c"/>
    </style:style>
    <style:style style:name="T1" style:family="text">
      <style:text-properties fo:font-variant="normal" fo:text-transform="none" fo:color="#262626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262626" style:font-name="arial" fo:font-size="11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clean memory:</text:p>
      <text:p text:style-name="P1"><text:line-break/><text:span text:style-name="T2">sync; echo 3 &gt; /proc/sys/vm/drop_cach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8-25T17:35:51.600219075</meta:creation-date>
    <dc:date>2015-08-25T17:37:04.885519621</dc:date>
    <dc:creator>Sajan Shakya</dc:creator>
    <meta:editing-duration>P0D</meta:editing-duration>
    <meta:editing-cycles>1</meta:editing-cycles>
    <meta:document-statistic meta:table-count="0" meta:image-count="0" meta:object-count="0" meta:page-count="1" meta:paragraph-count="2" meta:word-count="8" meta:character-count="56" meta:non-whitespace-character-count="49"/>
    <meta:generator>LibreOffice/4.2.8.2$Linux_X86_64 LibreOffice_project/420m0$Build-2</meta:generator>
  </office:meta>
</office:document-meta>
</file>